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3"/>
        <table:table-column table:style-name="co2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ApproxSymat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r46_randl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table:style-name="ce3" table:formula="of:=IF([.C3]=[.D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P4.t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6_randl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table:style-name="ce3" table:formula="of:=IF([.C4]=[.D4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46_vranl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table:style-name="ce3" table:formula="of:=IF([.C5]=[.D5];1;0)"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Unus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46_vranl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table:style-name="ce3" table:formula="of:=IF([.C6]=[.D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q_temp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t4_vranl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3" table:formula="of:=IF([.C7]=[.D7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ops_mai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_vranl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table:style-name="ce3" table:formula="of:=IF([.C8]=[.D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c_main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_temp_vranlc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</text:p>
          </table:table-cell>
          <table:table-cell table:style-name="ce3" table:formula="of:=IF([.C9]=[.D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3_main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_randlc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</text:p>
          </table:table-cell>
          <table:table-cell table:style-name="ce3" table:formula="of:=IF([.C10]=[.D10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4_main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_randl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table:formula="of:=IF([.C11]=[.D1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2_main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_randl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table:formula="of:=IF([.C12]=[.D12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1_main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randlc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</text:p>
          </table:table-cell>
          <table:table-cell table:style-name="ce3" table:formula="of:=IF([.C13]=[.D13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_temp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_vranl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table:formula="of:=IF([.C14]=[.D14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y_main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_vranl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table:formula="of:=IF([.C15]=[.D15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x_main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_vranlc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</text:p>
          </table:table-cell>
          <table:table-cell table:style-name="ce3" table:formula="of:=IF([.C16]=[.D16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1_main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_randlc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</text:p>
          </table:table-cell>
          <table:table-cell table:style-name="ce3" table:formula="of:=IF([.C17]=[.D17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2_main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2_randlc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</text:p>
          </table:table-cell>
          <table:table-cell table:style-name="ce3" table:formula="of:=IF([.C18]=[.D1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_main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2_vranl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table:formula="of:=IF([.C19]=[.D19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4_randlc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3" table:formula="of:=IF([.L19]=[.M1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_vranl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table:formula="of:=IF([.C20]=[.D2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_randlc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3" table:formula="of:=IF([.L20]=[.M2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_temp_vranl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table:formula="of:=IF([.C21]=[.D21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ar_x_temp_randlc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N</text:p>
          </table:table-cell>
          <table:table-cell table:style-name="ce3" office:value-type="string" calcext:value-type="string">
            <text:p>N</text:p>
          </table:table-cell>
          <table:table-cell table:style-name="ce3" table:formula="of:=IF([.L21]=[.M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_temp_randlc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</text:p>
          </table:table-cell>
          <table:table-cell table:style-name="ce3" table:formula="of:=IF([.C22]=[.D22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_x_temp_vranlc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</text:p>
          </table:table-cell>
          <table:table-cell table:style-name="ce3" table:formula="of:=IF([.C23]=[.D23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1_randlc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</text:p>
          </table:table-cell>
          <table:table-cell table:style-name="ce3" table:formula="of:=IF([.C24]=[.D24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3_randlc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</text:p>
          </table:table-cell>
          <table:table-cell table:style-name="ce3" table:formula="of:=IF([.C25]=[.D25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1_vranl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table:formula="of:=IF([.C26]=[.D26];1;0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3_vranlc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</text:p>
          </table:table-cell>
          <table:table-cell table:style-name="ce3" table:formula="of:=IF([.C27]=[.D27];1;0)"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Inp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table:formula="of:=IF([.C28]=[.D28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r23_randlc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3" table:formula="of:=IF([.L28]=[.M28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_vranlc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table:formula="of:=IF([.C29]=[.D29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23_randlc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3" table:formula="of:=IF([.L29]=[.M29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_randlc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table:formula="of:=IF([.C30]=[.D30];1;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23_vranlc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3" table:formula="of:=IF([.L30]=[.M30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randlc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table:formula="of:=IF([.C31]=[.D31];1;0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23_vranlc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Y</text:p>
          </table:table-cell>
          <table:table-cell table:style-name="ce3"/>
          <table:table-cell table:style-name="ce3" table:formula="of:=IF([.L31]=[.M31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_vranlc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table:formula="of:=IF([.C32]=[.D32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_main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table:formula="of:=IF([.C33]=[.D33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_vranlc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table:formula="of:=IF([.C34]=[.D34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_vranlc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table:formula="of:=IF([.C35]=[.D35];1;0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>
          <table:table-cell table:style-name="ce1"/>
          <table:table-cell table:style-name="ce1" table:formula="of:=COUNTA([.B3:.B35])" office:value-type="float" office:value="33" calcext:value-type="float">
            <text:p>33</text:p>
          </table:table-cell>
          <table:table-cell table:style-name="ce4" table:number-columns-repeated="2"/>
          <table:table-cell table:style-name="ce1" table:formula="of:=SUM([.E3:.E35])/[.B37]" office:value-type="float" office:value="0.696969696969697" calcext:value-type="float">
            <text:p>0.696969697</text:p>
          </table:table-cell>
          <table:table-cell table:number-columns-repeated="9"/>
        </table:table-row>
        <table:table-row table:style-name="ro1" table:number-rows-repeated="9">
          <table:table-cell table:number-columns-repeated="2"/>
          <table:table-cell table:style-name="ce3"/>
          <table:table-cell table:number-columns-repeated="11"/>
        </table:table-row>
        <table:table-row table:style-name="ro1" table:number-rows-repeated="10485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1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2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3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4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5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6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7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8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9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10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11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12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13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14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15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16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17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18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1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2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3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4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5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6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7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8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9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10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19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20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21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22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23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24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25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26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27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28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29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30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31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32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33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34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11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12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13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14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15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16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17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18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19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20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35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36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37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38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39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40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41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42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43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44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 table:number-columns-repeated="2"/>
          <table:table-cell office:value-type="string" calcext:value-type="string">
            <text:p>config_vals[45]);</text:p>
          </table:table-cell>
          <table:table-cell/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21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22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23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24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25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26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27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28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29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30</text:p>
          </table:table-cell>
          <table:table-cell/>
          <table:table-cell office:value-type="string" calcext:value-type="string">
            <text:p>config_vals[0]);</text:p>
          </table:table-cell>
        </table:table-row>
        <table:table-row table:style-name="ro1">
          <table:table-cell office:value-type="string" calcext:value-type="string">
            <text:p>mpfr_init2</text:p>
          </table:table-cell>
          <table:table-cell/>
          <table:table-cell office:value-type="string" calcext:value-type="string">
            <text:p>temp_var_31</text:p>
          </table:table-cell>
          <table:table-cell/>
          <table:table-cell office:value-type="string" calcext:value-type="string">
            <text:p>config_vals[0]);</text:p>
          </table:table-cell>
        </table:table-row>
      </table:table>
      <table:named-expressions/>
      <table:database-ranges>
        <table:database-range table:name="__Anonymous_Sheet_DB__0" table:target-range-address="Sheet1.A2:Sheet1.B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00/00/0000</text:date>, <text:time style:data-style-name="N2" text:time-value="15:05:11.082439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4:54:56.085585476</meta:creation-date>
    <dc:date>2019-02-27T15:23:47.705138488</dc:date>
    <meta:editing-duration>PT39M44S</meta:editing-duration>
    <meta:editing-cycles>7</meta:editing-cycles>
    <meta:generator>LibreOffice/5.1.6.2$Linux_X86_64 LibreOffice_project/10m0$Build-2</meta:generator>
    <meta:document-statistic meta:table-count="2" meta:cell-count="421" meta:object-count="0"/>
  </office:meta>
</office:document-meta>
</file>